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c80d3" officeooo:paragraph-rsid="001c80d3"/>
    </style:style>
    <style:style style:name="P2" style:family="paragraph" style:parent-style-name="Standard">
      <style:text-properties officeooo:rsid="001c871a" officeooo:paragraph-rsid="001c871a"/>
    </style:style>
    <style:style style:name="P3" style:family="paragraph" style:parent-style-name="Standard">
      <style:text-properties officeooo:rsid="001c871a" officeooo:paragraph-rsid="001c871a"/>
    </style:style>
    <style:style style:name="P4" style:family="paragraph" style:parent-style-name="Standard">
      <style:text-properties officeooo:rsid="001cf257" officeooo:paragraph-rsid="001cf257"/>
    </style:style>
    <style:style style:name="T1" style:family="text">
      <style:text-properties officeooo:rsid="001c87e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i n'a jamais rêvé de visiter l'Islande? Personne. Est bien ça. L’Islande est probablement le pays qui attire, qui fait rêver, qui intrigue le plus. Et c’est normal. On a tous vu quelques photos de paysages lunaires, ces montagnes si spécifiques, les fjords, les volcans par centaines et toujours en activité, les champs de lavas perte de vue. La brutalité de la Terre, le bout du monde.</text:p>
      <text:p text:style-name="P1">Elle fascine car c'est une cocotte minute géante et on ne comprend pas comment des gens ont eu l'envie de s'y installer et surtout d'y rester.</text:p>
      <text:p text:style-name="P1">La météo y est tellement rude.</text:p>
      <text:p text:style-name="P1">Voyager en Islande est à la fois extrêmement simple et compliqué, la météo peut jouer des tours et les distances sont assez grandes.</text:p>
      <text:p text:style-name="P1"/>
      <text:p text:style-name="P1">Quelques raisons de voyager sur cette île:</text:p>
      <text:p text:style-name="P1">des paysages entre glaciers, volcans, montagnes fjords et mer.</text:p>
      <text:p text:style-name="P2">N'importe quelle route, n’importe quel virage peut amener son lot de surprise.</text:p>
      <text:p text:style-name="P2">L’Islande c'est dépaysant et isolé<text:span text:style-name="T1">.</text:span></text:p>
      <text:p text:style-name="P2"/>
      <text:p text:style-name="P4">Les distances sont longues et la météo peut <text:s/>jouer des tours.</text:p>
      <text:p text:style-name="P4"/>
      <text:p text:style-name="P4">La naturee est exceptionnelle, dure, on navigue entre glaciers, volcans montagnes et fjords.</text:p>
      <text:p text:style-name="P2"/>
      <text:p text:style-name="P4">On est fortement depaysés et on ressent ce sentiment d'isolement, des routes longyes et sans fin et auucune présence à perte de vue.</text:p>
      <text:p text:style-name="P4"/>
      <text:p text:style-name="P4"><text:s/>Reykjavic capitale de l'islande, petite, colorée active et vivante ou sont présent toute la street ar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30T08:23:41.646000000</meta:creation-date>
    <dc:date>2023-07-15T19:20:55.119000000</dc:date>
    <meta:editing-duration>PT1H24M13S</meta:editing-duration>
    <meta:editing-cycles>3</meta:editing-cycles>
    <meta:generator>LibreOffice/7.3.5.2$Windows_X86_64 LibreOffice_project/184fe81b8c8c30d8b5082578aee2fed2ea847c01</meta:generator>
    <meta:document-statistic meta:table-count="0" meta:image-count="0" meta:object-count="0" meta:page-count="1" meta:paragraph-count="12" meta:word-count="218" meta:character-count="1298" meta:non-whitespace-character-count="1090"/>
  </office:meta>
</office:document-meta>
</file>